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7mm" svg:height="90.05mm" svg:x="307.28mm" svg:y="25.23mm">
            <loext:p/>
            <draw:object draw:notify-on-update-of-ranges="Planilha1.M1:Planilha1.M29 Planilha1.A1:Planilha1.A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0.48mm" svg:y="119.74mm">
            <loext:p/>
            <draw:object draw:notify-on-update-of-ranges="Planilha1.J31:Planilha1.J59 Planilha1.M31:Planilha1.M5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MEDIAN([.B1];[.E1];[.H1];[.K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2];[.E2];[.H2];[.K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];[.E3];[.H3];[.K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4];[.E4];[.H4];[.K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5];[.E5];[.H5];[.K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6];[.E6];[.H6];[.K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7];[.E7];[.H7];[.K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table:formula="of:=MEDIAN([.B8];[.E8];[.H8];[.K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/>
          <table:table-cell table:formula="of:=MEDIAN([.B9];[.E9];[.H9];[.K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/>
          <table:table-cell table:formula="of:=MEDIAN([.B10];[.E10];[.H10];[.K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/>
          <table:table-cell table:formula="of:=MEDIAN([.B11];[.E11];[.H11];[.K1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/>
          <table:table-cell table:formula="of:=MEDIAN([.B12];[.E12];[.H12];[.K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/>
          <table:table-cell table:formula="of:=MEDIAN([.B13];[.E13];[.H13];[.K1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MEDIAN([.B14];[.E14];[.H14];[.K1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EDIAN([.B15];[.E15];[.H15];[.K15])"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EDIAN([.B16];[.E16];[.H16];[.K1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17];[.E17];[.H17];[.K17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18];[.E18];[.H18];[.K18])"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19];[.E19];[.H19];[.K1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0];[.E20];[.H20];[.K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1];[.E21];[.H21];[.K2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2];[.E22];[.H22];[.K2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3];[.E23];[.H23];[.K2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4];[.E24];[.H24];[.K2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5];[.E25];[.H25];[.K2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6];[.E26];[.H26];[.K26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7];[.E27];[.H27];[.K2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8];[.E28];[.H28];[.K2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29];[.E29];[.H29];[.K29])" office:value-type="float" office:value="16" calcext:value-type="float">
            <text:p>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MEDIAN([.B31];[.E31];[.H31];[.K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2];[.E32];[.H32];[.K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3];[.E33];[.H33];[.K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4];[.E34];[.H34];[.K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5];[.E35];[.H35];[.K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/>
          <table:table-cell table:formula="of:=MEDIAN([.B36];[.E36];[.H36];[.K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/>
          <table:table-cell table:formula="of:=MEDIAN([.B37];[.E37];[.H37];[.K37]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/>
          <table:table-cell table:formula="of:=MEDIAN([.B38];[.E38];[.H38];[.K3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table:formula="of:=MEDIAN([.B39];[.E39];[.H39];[.K3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/>
          <table:table-cell table:formula="of:=MEDIAN([.B40];[.E40];[.H40];[.K40])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/>
          <table:table-cell table:formula="of:=MEDIAN([.B41];[.E41];[.H41];[.K4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EDIAN([.B42];[.E42];[.H42];[.K4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EDIAN([.B43];[.E43];[.H43];[.K43])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MEDIAN([.B44];[.E44];[.H44];[.K44])"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EDIAN([.B45];[.E45];[.H45];[.K4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46];[.E46];[.H46];[.K46])"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EDIAN([.B47];[.E47];[.H47];[.K47])"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MEDIAN([.B48];[.E48];[.H48];[.K48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MEDIAN([.B49];[.E49];[.H49];[.K49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EDIAN([.B50];[.E50];[.H50];[.K50])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51];[.E51];[.H51];[.K51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52];[.E52];[.H52];[.K52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53];[.E53];[.H53];[.K53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54];[.E54];[.H54];[.K54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55];[.E55];[.H55];[.K55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56];[.E56];[.H56];[.K56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57];[.E57];[.H57];[.K57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58];[.E58];[.H58];[.K58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59];[.E59];[.H59];[.K59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0:45:34.059000000</meta:creation-date>
    <dc:date>2018-04-13T12:01:32.519000000</dc:date>
    <meta:editing-duration>PT55M36S</meta:editing-duration>
    <meta:editing-cycles>2</meta:editing-cycles>
    <meta:generator>LibreOffice/5.4.2.2$Windows_X86_64 LibreOffice_project/22b09f6418e8c2d508a9eaf86b2399209b0990f4</meta:generator>
    <meta:document-statistic meta:table-count="1" meta:cell-count="5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Planilha1.A1:Planilha1.A29 Planilha1.M1:Planilha1.M29" svg:x="0.319cm" svg:y="0.18cm" svg:width="15.36cm" svg:height="8.646cm">
          <chartooo:coordinate-region svg:x="0.94cm" svg:y="0.379cm" svg:width="14.367cm" svg:height="7.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1.M1:Planilha1.M29" chart:class="chart:scatter">
            <chart:domain table:cell-range-address="Planilha1.A1:Planilha1.A29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1:Planilha1.A29</svg:desc>
                </draw:g>
              </table:table-cell>
              <table:table-cell office:value-type="float" office:value="0">
                <text:p>0</text:p>
                <draw:g>
                  <svg:desc>Planilha1.M1:Planilha1.M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9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1">
                <text:p>3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2">
                <text:p>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">
                <text:p>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4">
                <text:p>43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6">
                <text:p>4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7">
                <text:p>52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8">
                <text:p>5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">
                <text:p>5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0">
                <text:p>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1">
                <text:p>6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">
                <text:p>6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3">
                <text:p>7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4">
                <text:p>7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5">
                <text:p>7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6">
                <text:p>8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7">
                <text:p>8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8">
                <text:p>86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Planilha1.J31:Planilha1.J59 Planilha1.M31:Planilha1.M59" svg:x="0.32cm" svg:y="0.18cm" svg:width="15.36cm" svg:height="8.64cm">
          <chartooo:coordinate-region svg:x="0.941cm" svg:y="0.379cm" svg:width="14.36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M31:Planilha1.M59" chart:class="chart:scatter">
            <chart:domain table:cell-range-address="Planilha1.J31:Planilha1.J59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J31:Planilha1.J59</svg:desc>
                </draw:g>
              </table:table-cell>
              <table:table-cell office:value-type="float" office:value="0">
                <text:p>0</text:p>
                <draw:g>
                  <svg:desc>Planilha1.M31:Planilha1.M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9">
                <text:p>27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1">
                <text:p>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2">
                <text:p>37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">
                <text:p>40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4">
                <text:p>4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6">
                <text:p>49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7">
                <text:p>5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8">
                <text:p>5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">
                <text:p>58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1">
                <text:p>6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">
                <text:p>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3">
                <text:p>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4">
                <text:p>7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5">
                <text:p>7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6">
                <text:p>8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7">
                <text:p>8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8">
                <text:p>86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